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22222" style:font-name="Calibri1" fo:font-size="12pt" fo:letter-spacing="normal" fo:font-style="normal" style:text-underline-style="none" fo:font-weight="normal" officeooo:rsid="0005a7d8" officeooo:paragraph-rsid="0005a7d8"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Calibri1" fo:font-size="12pt" style:text-underline-style="solid" style:text-underline-width="auto" style:text-underline-color="font-color" fo:font-weight="bold" officeooo:rsid="000363d9" officeooo:paragraph-rsid="000363d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1" fo:font-size="12pt" style:text-underline-style="solid" style:text-underline-width="auto" style:text-underline-color="font-color" fo:font-weight="bold" officeooo:rsid="000363d9" officeooo:paragraph-rsid="000363d9" style:font-size-asian="12pt" style:font-weight-asian="bold" style:font-size-complex="12pt" style:font-weight-complex="bold"/>
    </style:style>
    <style:style style:name="P4" style:family="paragraph" style:parent-style-name="Standard">
      <style:text-properties style:font-name="Calibri1" fo:font-size="12pt" style:text-underline-style="solid" style:text-underline-width="auto" style:text-underline-color="font-color" fo:font-weight="bold" officeooo:rsid="00072bbb" officeooo:paragraph-rsid="00072bbb" style:font-size-asian="12pt" style:font-weight-asian="bold" style:font-size-complex="12pt" style:font-weight-complex="bold"/>
    </style:style>
    <style:style style:name="P5" style:family="paragraph" style:parent-style-name="Standard">
      <style:text-properties style:font-name="Calibri1" fo:font-size="12pt" style:text-underline-style="solid" style:text-underline-width="auto" style:text-underline-color="font-color" officeooo:rsid="000363d9" officeooo:paragraph-rsid="000363d9" style:font-size-asian="12pt" style:font-size-complex="12pt"/>
    </style:style>
    <style:style style:name="P6" style:family="paragraph" style:parent-style-name="Standard" style:list-style-name="L1">
      <style:paragraph-properties fo:text-align="start" style:justify-single-word="false"/>
      <style:text-properties style:font-name="Calibri1" fo:font-size="12pt" style:text-underline-style="none" fo:font-weight="normal" officeooo:rsid="000363d9" officeooo:paragraph-rsid="000363d9"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Calibri1" fo:font-size="12pt" style:text-underline-style="none" fo:font-weight="normal" officeooo:rsid="0005a7d8" officeooo:paragraph-rsid="0005a7d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1" fo:font-size="12pt" style:text-underline-style="none" fo:font-weight="normal" officeooo:rsid="0005a7d8" officeooo:paragraph-rsid="0005a7d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libri1" fo:font-size="12pt" style:text-underline-style="none" fo:font-weight="normal" officeooo:rsid="00072bbb" officeooo:paragraph-rsid="00072bbb"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Calibri1" fo:font-size="12pt" style:text-underline-style="none" fo:font-weight="normal" officeooo:rsid="000cda19" officeooo:paragraph-rsid="000cda19" style:font-size-asian="12pt" style:font-weight-asian="normal" style:font-size-complex="12pt" style:font-weight-complex="normal"/>
    </style:style>
    <style:style style:name="P11" style:family="paragraph" style:parent-style-name="Standard">
      <style:text-properties style:font-name="Calibri1" fo:font-size="12pt" officeooo:rsid="000363d9" officeooo:paragraph-rsid="000363d9" style:font-size-asian="12pt" style:font-size-complex="12pt"/>
    </style:style>
    <style:style style:name="P12" style:family="paragraph" style:parent-style-name="Standard">
      <style:text-properties style:font-name="Calibri1" fo:font-size="12pt" officeooo:rsid="00072bbb" officeooo:paragraph-rsid="00072bbb" style:font-size-asian="12pt" style:font-size-complex="12pt"/>
    </style:style>
    <style:style style:name="P13" style:family="paragraph" style:parent-style-name="Standard">
      <style:text-properties style:font-name="Calibri1" fo:font-size="12pt" officeooo:rsid="0009590a" officeooo:paragraph-rsid="000cda19" style:font-size-asian="12pt" style:font-size-complex="12pt"/>
    </style:style>
    <style:style style:name="P14" style:family="paragraph" style:parent-style-name="Standard">
      <style:text-properties style:font-name="Calibri1" fo:font-size="12pt" fo:font-style="normal" style:text-underline-style="solid" style:text-underline-width="auto" style:text-underline-color="font-color" fo:font-weight="bold" officeooo:rsid="000363d9" officeooo:paragraph-rsid="000363d9" style:font-size-asian="12pt" style:font-style-asian="normal" style:font-weight-asian="bold" style:font-size-complex="12pt" style:font-style-complex="normal" style:font-weight-complex="bold"/>
    </style:style>
    <style:style style:name="P15" style:family="paragraph" style:parent-style-name="Standard">
      <style:paragraph-properties fo:margin-left="0cm" fo:margin-right="0cm" fo:orphans="2" fo:widows="2" fo:text-indent="0cm" style:auto-text-indent="false"/>
      <style:text-properties style:font-name="Calibri1" fo:font-size="12pt"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0072bbb"/>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officeooo:rsid="00072b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es Game Idea</text:p>
      <text:p text:style-name="P2"/>
      <text:list xml:id="list610750438318443994" text:style-name="L1">
        <text:list-item>
          <text:p text:style-name="P6">Competitive Multiplayer (2-4 Players)</text:p>
        </text:list-item>
        <text:list-item>
          <text:p text:style-name="P7">2D <text:span text:style-name="T2">angled top down view</text:span></text:p>
        </text:list-item>
        <text:list-item>
          <text:p text:style-name="P7">Twitch mechanic – tapping phone screen</text:p>
        </text:list-item>
        <text:list-item>
          <text:p text:style-name="P7">Platform – mobile – works well for casual games, easy past time</text:p>
        </text:list-item>
      </text:list>
      <text:p text:style-name="P8"/>
      <text:p text:style-name="P9">Adaptation of the popular children’s game ‘statues’ - </text:p>
      <text:p text:style-name="P9"/>
      <text:p text:style-name="P1">"Whenever the Curator turns around, the Statues must freeze in position and hold that for as long as the Curator looks at them. The Curator can even walk around the Statues, examining them. However, the Curator needs to be careful – whenever his back is turned, Statues are free to move."</text:p>
      <text:p text:style-name="P1"/>
      <text:p text:style-name="P15"><text:span text:style-name="T3">In our version, it will be a casual, multiplayer mobile game where players have to move their character (worm) across the screen while the curator (frog) isn't looking. Players have to stop their worm when the frog turns to look at them. </text:span><text:span text:style-name="T4">(different skins are possible)</text:span></text:p>
      <text:p text:style-name="P8"/>
      <text:list xml:id="list173538421462960" text:continue-numbering="true" text:style-name="L1">
        <text:list-item>
          <text:p text:style-name="P7">Players simultaneously tap their own mobile screen, in order to help their worm reach the finish line to safety.</text:p>
        </text:list-item>
        <text:list-item>
          <text:p text:style-name="P7">Players have to stop tapping at the right time, before the frog catches them moving.</text:p>
        </text:list-item>
        <text:list-item>
          <text:p text:style-name="P7">Negative feedback loop – give players who are left behind a fair chance – items to collect to sabotage other players</text:p>
        </text:list-item>
        <text:list-item>
          <text:p text:style-name="P10">Risk and reward – some players may play it safe and stop when they have a first warning of the predator. Others may wait until the very last minute so they can get ahead as much as they can.</text:p>
        </text:list-item>
      </text:list>
      <text:p text:style-name="P3"/>
      <text:p text:style-name="P3">Market Research</text:p>
      <text:p text:style-name="P11"/>
      <text:p text:style-name="P5">Gender – </text:p>
      <text:p text:style-name="P11">Male and Female</text:p>
      <text:p text:style-name="P11"/>
      <text:p text:style-name="P5">Age – </text:p>
      <text:p text:style-name="P11">Young children, teenagers, young adults</text:p>
      <text:p text:style-name="P11"/>
      <text:p text:style-name="P11"><text:span text:style-name="T1">Casual gamers – </text:span></text:p>
      <text:p text:style-name="P11">Easy tapping mechanic</text:p>
      <text:p text:style-name="P11"/>
      <text:p text:style-name="P5">Bartle’s player types – </text:p>
      <text:p text:style-name="P11">Socialisers, interaction between players</text:p>
      <text:p text:style-name="P11"/>
      <text:p text:style-name="P5">Types of fun – </text:p>
      <text:p text:style-name="P11">Social, Easy</text:p>
      <text:p text:style-name="P11"/>
      <text:p text:style-name="P11"/>
      <text:p text:style-name="P14">Core Game Loop – </text:p>
      <text:p text:style-name="P11"/>
      <text:p text:style-name="P11">Observe, Move, Stop.</text:p>
      <text:p text:style-name="P11"/>
      <text:p text:style-name="P11">Players must observe the screen to see if they’re able to move.</text:p>
      <text:p text:style-name="P11"><text:soft-page-break/>Players then vigorously tap the screen to move their character.</text:p>
      <text:p text:style-name="P11">While still observing, players then stop tapping to stop their character.</text:p>
      <text:p text:style-name="P11"/>
      <text:p text:style-name="P4">Aesthetics/Emotions</text:p>
      <text:p text:style-name="P12"/>
      <text:p text:style-name="P12">Laughter – comedic characters and events players chose to sabotage their opponents</text:p>
      <text:p text:style-name="P12">Antagonising – distracting opponents with items</text:p>
      <text:p text:style-name="P12">Frustration – players may be frustrated from being sabotaged</text:p>
      <text:p text:style-name="P12">Alliances – players may form alliances with other players to gang up on other opponents</text:p>
      <text:p text:style-name="P12">Fiero – after all the struggles of antagonists and obstacles, we want the player to feel proud!</text:p>
      <text:p text:style-name="P12">Tension and release – tension builds as players obtain their items/obstacles, the items may cause frustration, but there will be a short break between using items. If players don’t use their items, they will be replaced with the next item they pick up.</text:p>
      <text:p text:style-name="P12">Schadenfreude – items will be used to get this behaviour from players</text:p>
      <text:p text:style-name="P12"/>
      <text:p text:style-name="P13">Immersion – requires constant attention, looking at the screen for when the frog is going to appear.</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5:59:01.810000000</meta:creation-date>
    <dc:date>2018-10-13T17:35:37.792000000</dc:date>
    <meta:editing-duration>PT52M57S</meta:editing-duration>
    <meta:editing-cycles>4</meta:editing-cycles>
    <meta:generator>LibreOffice/5.2.4.2$Windows_x86 LibreOffice_project/3d5603e1122f0f102b62521720ab13a38a4e0eb0</meta:generator>
    <meta:document-statistic meta:table-count="0" meta:image-count="0" meta:object-count="0" meta:page-count="2" meta:paragraph-count="38" meta:word-count="422" meta:character-count="2558" meta:non-whitespace-character-count="2152"/>
  </office:meta>
</office:document-meta>
</file>